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y_error_n0512" table:style-name="ta1">
        <table:shapes>
          <draw:frame draw:z-index="0" draw:style-name="gr1" draw:text-style-name="P1" svg:width="417.48mm" svg:height="123.25mm" svg:x="13.99mm" svg:y="47.28mm">
            <loext:p draw:notify-on-update-of-ranges="summary_error_n0512.A4:summary_error_n0512.A4 summary_error_n0512.B4:summary_error_n0512.T4 summary_error_n0512.A5:summary_error_n0512.A5 summary_error_n0512.B5:summary_error_n0512.T5 summary_error_n0512.A6:summary_error_n0512.A6 summary_error_n0512.B6:summary_error_n0512.T6 summary_error_n0512.A7:summary_error_n0512.A7 summary_error_n0512.B7:summary_error_n0512.T7 summary_error_n0512.A8:summary_error_n0512.A8 summary_error_n0512.B8:summary_error_n0512.T8 summary_error_n0512.A9:summary_error_n0512.A9 summary_error_n0512.B9:summary_error_n0512.T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#TI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vs.</text:p>
          </table:table-cell>
          <table:table-cell office:value-type="string" calcext:value-type="string">
            <text:p>resolu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TX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WAVES simul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#TY</text:p>
          </table:table-cell>
          <table:table-cell office:value-type="string" calcext:value-type="string">
            <text:p>Resolu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\SimType</text:p>
          </table:table-cell>
          <table:table-cell table:style-name="ce1" office:value-type="string" calcext:value-type="string">
            <text:p>FD A-grid</text:p>
          </table:table-cell>
          <table:table-cell table:style-name="ce1" office:value-type="string" calcext:value-type="string">
            <text:p>FD C-grid</text:p>
          </table:table-cell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REXI SPEC M=32</text:p>
          </table:table-cell>
          <table:table-cell table:style-name="ce1" office:value-type="string" calcext:value-type="string">
            <text:p>REXI FD M=32</text:p>
          </table:table-cell>
          <table:table-cell table:style-name="ce1" office:value-type="string" calcext:value-type="string">
            <text:p>REXI SPEC M=64</text:p>
          </table:table-cell>
          <table:table-cell table:style-name="ce1" office:value-type="string" calcext:value-type="string">
            <text:p>REXI FD M=64</text:p>
          </table:table-cell>
          <table:table-cell table:style-name="ce1" office:value-type="string" calcext:value-type="string">
            <text:p>REXI SPEC M=128</text:p>
          </table:table-cell>
          <table:table-cell table:style-name="ce1" office:value-type="string" calcext:value-type="string">
            <text:p>REXI FD M=128</text:p>
          </table:table-cell>
          <table:table-cell table:style-name="ce1" office:value-type="string" calcext:value-type="string">
            <text:p>REXI SPEC M=256</text:p>
          </table:table-cell>
          <table:table-cell table:style-name="ce1" office:value-type="string" calcext:value-type="string">
            <text:p>REXI FD M=256</text:p>
          </table:table-cell>
          <table:table-cell table:style-name="ce1" office:value-type="string" calcext:value-type="string">
            <text:p>REXI SPEC M=512</text:p>
          </table:table-cell>
          <table:table-cell table:style-name="ce1" office:value-type="string" calcext:value-type="string">
            <text:p>REXI FD M=512</text:p>
          </table:table-cell>
          <table:table-cell table:style-name="ce1" office:value-type="string" calcext:value-type="string">
            <text:p>REXI SPEC M=1024</text:p>
          </table:table-cell>
          <table:table-cell table:style-name="ce1" office:value-type="string" calcext:value-type="string">
            <text:p>REXI FD M=1024</text:p>
          </table:table-cell>
          <table:table-cell table:style-name="ce1" office:value-type="string" calcext:value-type="string">
            <text:p>REXI SPEC M=4096</text:p>
          </table:table-cell>
          <table:table-cell table:style-name="ce1" office:value-type="string" calcext:value-type="string">
            <text:p>REXI FD M=4096</text:p>
          </table:table-cell>
          <table:table-cell table:style-name="ce1" office:value-type="string" calcext:value-type="string">
            <text:p>REXI SPEC M=16384</text:p>
          </table:table-cell>
          <table:table-cell table:style-name="ce1" office:value-type="string" calcext:value-type="string">
            <text:p>REXI FD M=16384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1702912427" calcext:value-type="float">
            <text:p>0.1517029124</text:p>
          </table:table-cell>
          <table:table-cell office:value-type="float" office:value="0.159285819919" calcext:value-type="float">
            <text:p>0.1592858199</text:p>
          </table:table-cell>
          <table:table-cell office:value-type="float" office:value="0.000934788296372" calcext:value-type="float">
            <text:p>0.0009347883</text:p>
          </table:table-cell>
          <table:table-cell office:value-type="float" office:value="0.137954176254" calcext:value-type="float">
            <text:p>0.1379541763</text:p>
          </table:table-cell>
          <table:table-cell office:value-type="float" office:value="0.137231758547" calcext:value-type="float">
            <text:p>0.1372317585</text:p>
          </table:table-cell>
          <table:table-cell office:value-type="float" office:value="0.137954176254" calcext:value-type="float">
            <text:p>0.1379541763</text:p>
          </table:table-cell>
          <table:table-cell office:value-type="float" office:value="0.16969829294" calcext:value-type="float">
            <text:p>0.1696982929</text:p>
          </table:table-cell>
          <table:table-cell office:value-type="float" office:value="0.137954176254" calcext:value-type="float">
            <text:p>0.1379541763</text:p>
          </table:table-cell>
          <table:table-cell office:value-type="float" office:value="0.138050385611" calcext:value-type="float">
            <text:p>0.1380503856</text:p>
          </table:table-cell>
          <table:table-cell office:value-type="float" office:value="0.0481813581998" calcext:value-type="float">
            <text:p>0.0481813582</text:p>
          </table:table-cell>
          <table:table-cell office:value-type="float" office:value="0.130117515792" calcext:value-type="float">
            <text:p>0.1301175158</text:p>
          </table:table-cell>
          <table:table-cell office:value-type="float" office:value="0.00622050271043" calcext:value-type="float">
            <text:p>0.0062205027</text:p>
          </table:table-cell>
          <table:table-cell office:value-type="float" office:value="0.131973746578" calcext:value-type="float">
            <text:p>0.1319737466</text:p>
          </table:table-cell>
          <table:table-cell office:value-type="float" office:value="0.000520888299303" calcext:value-type="float">
            <text:p>0.0005208883</text:p>
          </table:table-cell>
          <table:table-cell office:value-type="float" office:value="0.131594260778" calcext:value-type="float">
            <text:p>0.1315942608</text:p>
          </table:table-cell>
          <table:table-cell office:value-type="float" office:value="0.0000287954961438" calcext:value-type="float">
            <text:p>2.87954961438E-05</text:p>
          </table:table-cell>
          <table:table-cell office:value-type="float" office:value="0.131554929344" calcext:value-type="float">
            <text:p>0.1315549293</text:p>
          </table:table-cell>
          <table:table-cell office:value-type="float" office:value="0.000000634158231967" calcext:value-type="float">
            <text:p>6.34158231967E-07</text:p>
          </table:table-cell>
          <table:table-cell office:value-type="float" office:value="0.131558425507" calcext:value-type="float">
            <text:p>0.1315584255</text:p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28692662385" calcext:value-type="float">
            <text:p>0.1286926624</text:p>
          </table:table-cell>
          <table:table-cell office:value-type="float" office:value="0.111927254981" calcext:value-type="float">
            <text:p>0.111927255</text:p>
          </table:table-cell>
          <table:table-cell office:value-type="float" office:value="0.0000649408505397" calcext:value-type="float">
            <text:p>6.49408505397E-05</text:p>
          </table:table-cell>
          <table:table-cell office:value-type="float" office:value="0.137956245198" calcext:value-type="float">
            <text:p>0.1379562452</text:p>
          </table:table-cell>
          <table:table-cell office:value-type="float" office:value="0.137760829118" calcext:value-type="float">
            <text:p>0.1377608291</text:p>
          </table:table-cell>
          <table:table-cell office:value-type="float" office:value="0.137956245198" calcext:value-type="float">
            <text:p>0.1379562452</text:p>
          </table:table-cell>
          <table:table-cell office:value-type="float" office:value="0.0596344061955" calcext:value-type="float">
            <text:p>0.0596344062</text:p>
          </table:table-cell>
          <table:table-cell office:value-type="float" office:value="0.137956245198" calcext:value-type="float">
            <text:p>0.1379562452</text:p>
          </table:table-cell>
          <table:table-cell office:value-type="float" office:value="0.098245180609" calcext:value-type="float">
            <text:p>0.0982451806</text:p>
          </table:table-cell>
          <table:table-cell office:value-type="float" office:value="0.0481756325169" calcext:value-type="float">
            <text:p>0.0481756325</text:p>
          </table:table-cell>
          <table:table-cell office:value-type="float" office:value="0.103790361234" calcext:value-type="float">
            <text:p>0.1037903612</text:p>
          </table:table-cell>
          <table:table-cell office:value-type="float" office:value="0.00622403249831" calcext:value-type="float">
            <text:p>0.0062240325</text:p>
          </table:table-cell>
          <table:table-cell office:value-type="float" office:value="0.102668638276" calcext:value-type="float">
            <text:p>0.1026686383</text:p>
          </table:table-cell>
          <table:table-cell office:value-type="float" office:value="0.000522412393107" calcext:value-type="float">
            <text:p>0.0005224124</text:p>
          </table:table-cell>
          <table:table-cell office:value-type="float" office:value="0.102890705909" calcext:value-type="float">
            <text:p>0.1028907059</text:p>
          </table:table-cell>
          <table:table-cell office:value-type="float" office:value="0.0000287931123637" calcext:value-type="float">
            <text:p>2.87931123637E-05</text:p>
          </table:table-cell>
          <table:table-cell office:value-type="float" office:value="0.102913483988" calcext:value-type="float">
            <text:p>0.102913484</text:p>
          </table:table-cell>
          <table:table-cell office:value-type="float" office:value="0.000000634105457854" calcext:value-type="float">
            <text:p>6.34105457854E-07</text:p>
          </table:table-cell>
          <table:table-cell office:value-type="float" office:value="0.102911464725" calcext:value-type="float">
            <text:p>0.1029114647</text:p>
          </table:table-cell>
          <table:table-cell table:number-columns-repeated="100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11015972449" calcext:value-type="float">
            <text:p>0.1110159724</text:p>
          </table:table-cell>
          <table:table-cell office:value-type="float" office:value="0.0556372483151" calcext:value-type="float">
            <text:p>0.0556372483</text:p>
          </table:table-cell>
          <table:table-cell office:value-type="float" office:value="0.0000147419481771" calcext:value-type="float">
            <text:p>1.47419481771E-05</text:p>
          </table:table-cell>
          <table:table-cell office:value-type="float" office:value="0.137956797068" calcext:value-type="float">
            <text:p>0.1379567971</text:p>
          </table:table-cell>
          <table:table-cell office:value-type="float" office:value="0.137906971833" calcext:value-type="float">
            <text:p>0.1379069718</text:p>
          </table:table-cell>
          <table:table-cell office:value-type="float" office:value="0.137956797068" calcext:value-type="float">
            <text:p>0.1379567971</text:p>
          </table:table-cell>
          <table:table-cell office:value-type="float" office:value="0.0522526300903" calcext:value-type="float">
            <text:p>0.0522526301</text:p>
          </table:table-cell>
          <table:table-cell office:value-type="float" office:value="0.137956797068" calcext:value-type="float">
            <text:p>0.1379567971</text:p>
          </table:table-cell>
          <table:table-cell office:value-type="float" office:value="0.0586355231805" calcext:value-type="float">
            <text:p>0.0586355232</text:p>
          </table:table-cell>
          <table:table-cell office:value-type="float" office:value="0.0481742046104" calcext:value-type="float">
            <text:p>0.0481742046</text:p>
          </table:table-cell>
          <table:table-cell office:value-type="float" office:value="0.0538490310771" calcext:value-type="float">
            <text:p>0.0538490311</text:p>
          </table:table-cell>
          <table:table-cell office:value-type="float" office:value="0.00622492692353" calcext:value-type="float">
            <text:p>0.0062249269</text:p>
          </table:table-cell>
          <table:table-cell office:value-type="float" office:value="0.0547792031458" calcext:value-type="float">
            <text:p>0.0547792031</text:p>
          </table:table-cell>
          <table:table-cell office:value-type="float" office:value="0.000523397226515" calcext:value-type="float">
            <text:p>0.0005233972</text:p>
          </table:table-cell>
          <table:table-cell office:value-type="float" office:value="0.0545919801228" calcext:value-type="float">
            <text:p>0.0545919801</text:p>
          </table:table-cell>
          <table:table-cell office:value-type="float" office:value="0.0000288835006913" calcext:value-type="float">
            <text:p>2.88835006913E-05</text:p>
          </table:table-cell>
          <table:table-cell office:value-type="float" office:value="0.0545727437692" calcext:value-type="float">
            <text:p>0.0545727438</text:p>
          </table:table-cell>
          <table:table-cell office:value-type="float" office:value="0.000000634092777202" calcext:value-type="float">
            <text:p>6.34092777202E-07</text:p>
          </table:table-cell>
          <table:table-cell office:value-type="float" office:value="0.0545744502307" calcext:value-type="float">
            <text:p>0.0545744502</text:p>
          </table:table-cell>
          <table:table-cell table:number-columns-repeated="100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543488132934" calcext:value-type="float">
            <text:p>0.0543488133</text:p>
          </table:table-cell>
          <table:table-cell office:value-type="float" office:value="0.0166893452136" calcext:value-type="float">
            <text:p>0.0166893452</text:p>
          </table:table-cell>
          <table:table-cell office:value-type="float" office:value="0.00000725690047464" calcext:value-type="float">
            <text:p>7.25690047464E-06</text:p>
          </table:table-cell>
          <table:table-cell office:value-type="float" office:value="0.137956937339" calcext:value-type="float">
            <text:p>0.1379569373</text:p>
          </table:table-cell>
          <table:table-cell office:value-type="float" office:value="0.137944410036" calcext:value-type="float">
            <text:p>0.13794441</text:p>
          </table:table-cell>
          <table:table-cell office:value-type="float" office:value="0.137956937339" calcext:value-type="float">
            <text:p>0.1379569373</text:p>
          </table:table-cell>
          <table:table-cell office:value-type="float" office:value="0.0495922298123" calcext:value-type="float">
            <text:p>0.0495922298</text:p>
          </table:table-cell>
          <table:table-cell office:value-type="float" office:value="0.137956937339" calcext:value-type="float">
            <text:p>0.1379569373</text:p>
          </table:table-cell>
          <table:table-cell office:value-type="float" office:value="0.0334405819308" calcext:value-type="float">
            <text:p>0.0334405819</text:p>
          </table:table-cell>
          <table:table-cell office:value-type="float" office:value="0.0481738486142" calcext:value-type="float">
            <text:p>0.0481738486</text:p>
          </table:table-cell>
          <table:table-cell office:value-type="float" office:value="0.0157149890265" calcext:value-type="float">
            <text:p>0.015714989</text:p>
          </table:table-cell>
          <table:table-cell office:value-type="float" office:value="0.00622515214764" calcext:value-type="float">
            <text:p>0.0062251521</text:p>
          </table:table-cell>
          <table:table-cell office:value-type="float" office:value="0.0165923491669" calcext:value-type="float">
            <text:p>0.0165923492</text:p>
          </table:table-cell>
          <table:table-cell office:value-type="float" office:value="0.000523700274732" calcext:value-type="float">
            <text:p>0.0005237003</text:p>
          </table:table-cell>
          <table:table-cell office:value-type="float" office:value="0.0164068190813" calcext:value-type="float">
            <text:p>0.0164068191</text:p>
          </table:table-cell>
          <table:table-cell office:value-type="float" office:value="0.0000296625247271" calcext:value-type="float">
            <text:p>2.96625247271E-05</text:p>
          </table:table-cell>
          <table:table-cell office:value-type="float" office:value="0.0163880089379" calcext:value-type="float">
            <text:p>0.0163880089</text:p>
          </table:table-cell>
          <table:table-cell office:value-type="float" office:value="0.000000634090009292" calcext:value-type="float">
            <text:p>6.34090009292E-07</text:p>
          </table:table-cell>
          <table:table-cell office:value-type="float" office:value="0.0163896756208" calcext:value-type="float">
            <text:p>0.0163896756</text:p>
          </table:table-cell>
          <table:table-cell table:number-columns-repeated="100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163107627002" calcext:value-type="float">
            <text:p>0.0163107627</text:p>
          </table:table-cell>
          <table:table-cell office:value-type="float" office:value="0.00428044679277" calcext:value-type="float">
            <text:p>0.0042804468</text:p>
          </table:table-cell>
          <table:table-cell office:value-type="float" office:value="0.00000355565426267" calcext:value-type="float">
            <text:p>3.55565426267E-06</text:p>
          </table:table-cell>
          <table:table-cell office:value-type="float" office:value="0.137956972557" calcext:value-type="float">
            <text:p>0.1379569726</text:p>
          </table:table-cell>
          <table:table-cell office:value-type="float" office:value="0.137953826541" calcext:value-type="float">
            <text:p>0.1379538265</text:p>
          </table:table-cell>
          <table:table-cell office:value-type="float" office:value="0.137956972557" calcext:value-type="float">
            <text:p>0.1379569726</text:p>
          </table:table-cell>
          <table:table-cell office:value-type="float" office:value="0.0490318983417" calcext:value-type="float">
            <text:p>0.0490318983</text:p>
          </table:table-cell>
          <table:table-cell office:value-type="float" office:value="0.137956972557" calcext:value-type="float">
            <text:p>0.1379569726</text:p>
          </table:table-cell>
          <table:table-cell office:value-type="float" office:value="0.0192906789712" calcext:value-type="float">
            <text:p>0.019290679</text:p>
          </table:table-cell>
          <table:table-cell office:value-type="float" office:value="0.048173759698" calcext:value-type="float">
            <text:p>0.0481737597</text:p>
          </table:table-cell>
          <table:table-cell office:value-type="float" office:value="0.00370307429149" calcext:value-type="float">
            <text:p>0.0037030743</text:p>
          </table:table-cell>
          <table:table-cell office:value-type="float" office:value="0.00622520864308" calcext:value-type="float">
            <text:p>0.0062252086</text:p>
          </table:table-cell>
          <table:table-cell office:value-type="float" office:value="0.00441923198902" calcext:value-type="float">
            <text:p>0.004419232</text:p>
          </table:table-cell>
          <table:table-cell office:value-type="float" office:value="0.000523780754762" calcext:value-type="float">
            <text:p>0.0005237808</text:p>
          </table:table-cell>
          <table:table-cell office:value-type="float" office:value="0.00423388437507" calcext:value-type="float">
            <text:p>0.0042338844</text:p>
          </table:table-cell>
          <table:table-cell office:value-type="float" office:value="0.0000300381674254" calcext:value-type="float">
            <text:p>3.00381674254E-05</text:p>
          </table:table-cell>
          <table:table-cell office:value-type="float" office:value="0.00421583087154" calcext:value-type="float">
            <text:p>0.0042158309</text:p>
          </table:table-cell>
          <table:table-cell office:value-type="float" office:value="0.000000673617399787" calcext:value-type="float">
            <text:p>6.73617399787E-07</text:p>
          </table:table-cell>
          <table:table-cell office:value-type="float" office:value="0.00421742513242" calcext:value-type="float">
            <text:p>0.0042174251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12:35:39.489182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12:42:50.621751242</dc:date>
    <dc:creator>martin </dc:creator>
    <meta:editing-duration>PT31M58S</meta:editing-duration>
    <meta:editing-cycles>6</meta:editing-cycles>
    <meta:generator>LibreOffice/5.0.1.2$Linux_X86_64 LibreOffice_project/81898c9f5c0d43f3473ba111d7b351050be20261</meta:generator>
    <meta:document-statistic meta:table-count="1" meta:cell-count="1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00001" chart:maximum="0.25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749cm" svg:height="12.326cm" xlink:href=".." xlink:type="simple" chart:class="chart:bar" chart:style-name="ch1">
        <chart:legend chart:legend-position="end" svg:x="40.438cm" svg:y="4.868cm" style:legend-expansion="high" chart:style-name="ch2"/>
        <chart:plot-area chart:style-name="ch3" table:cell-range-address="summary_error_n0512.A4:summary_error_n0512.T9" chart:data-source-has-labels="both" svg:x="1.845cm" svg:y="0.246cm" svg:width="37.759cm" svg:height="11.834cm">
          <chartooo:coordinate-region svg:x="3.684cm" svg:y="0.246cm" svg:width="35.92cm" svg:height="8.89cm"/>
          <chart:axis chart:dimension="x" chart:name="primary-x" chart:style-name="ch4" chartooo:axis-type="auto">
            <chartooo:date-scale/>
            <chart:categories table:cell-range-address="summary_error_n0512.B4:summary_error_n0512.T4"/>
          </chart:axis>
          <chart:axis chart:dimension="y" chart:name="primary-y" chart:style-name="ch5">
            <chart:title svg:x="0.451cm" svg:y="7.689cm" chart:style-name="ch6">
              <text:p>RMS Error on height</text:p>
            </chart:title>
            <chart:grid chart:style-name="ch7" chart:class="major"/>
          </chart:axis>
          <chart:series chart:style-name="ch8" chart:values-cell-range-address="summary_error_n0512.B5:summary_error_n0512.T5" chart:label-cell-address="summary_error_n0512.A5:summary_error_n0512.A5" chart:class="chart:bar">
            <chart:data-point chart:repeated="19"/>
          </chart:series>
          <chart:series chart:style-name="ch9" chart:values-cell-range-address="summary_error_n0512.B6:summary_error_n0512.T6" chart:label-cell-address="summary_error_n0512.A6:summary_error_n0512.A6" chart:class="chart:bar">
            <chart:data-point chart:repeated="19"/>
          </chart:series>
          <chart:series chart:style-name="ch10" chart:values-cell-range-address="summary_error_n0512.B7:summary_error_n0512.T7" chart:label-cell-address="summary_error_n0512.A7:summary_error_n0512.A7" chart:class="chart:bar">
            <chart:data-point chart:repeated="19"/>
          </chart:series>
          <chart:series chart:style-name="ch11" chart:values-cell-range-address="summary_error_n0512.B8:summary_error_n0512.T8" chart:label-cell-address="summary_error_n0512.A8:summary_error_n0512.A8" chart:class="chart:bar">
            <chart:data-point chart:repeated="19"/>
          </chart:series>
          <chart:series chart:style-name="ch12" chart:values-cell-range-address="summary_error_n0512.B9:summary_error_n0512.T9" chart:label-cell-address="summary_error_n0512.A9:summary_error_n0512.A9" chart:class="chart:bar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D A-grid</text:p>
                <draw:g>
                  <svg:desc>summary_error_n0512.B4:summary_error_n0512.T4</svg:desc>
                </draw:g>
              </table:table-cell>
              <table:table-cell office:value-type="string">
                <text:p>FD C-grid</text:p>
              </table:table-cell>
              <table:table-cell office:value-type="string">
                <text:p>SPEC</text:p>
              </table:table-cell>
              <table:table-cell office:value-type="string">
                <text:p>REXI SPEC M=32</text:p>
              </table:table-cell>
              <table:table-cell office:value-type="string">
                <text:p>REXI FD M=32</text:p>
              </table:table-cell>
              <table:table-cell office:value-type="string">
                <text:p>REXI SPEC M=64</text:p>
              </table:table-cell>
              <table:table-cell office:value-type="string">
                <text:p>REXI FD M=64</text:p>
              </table:table-cell>
              <table:table-cell office:value-type="string">
                <text:p>REXI SPEC M=128</text:p>
              </table:table-cell>
              <table:table-cell office:value-type="string">
                <text:p>REXI FD M=128</text:p>
              </table:table-cell>
              <table:table-cell office:value-type="string">
                <text:p>REXI SPEC M=256</text:p>
              </table:table-cell>
              <table:table-cell office:value-type="string">
                <text:p>REXI FD M=256</text:p>
              </table:table-cell>
              <table:table-cell office:value-type="string">
                <text:p>REXI SPEC M=512</text:p>
              </table:table-cell>
              <table:table-cell office:value-type="string">
                <text:p>REXI FD M=512</text:p>
              </table:table-cell>
              <table:table-cell office:value-type="string">
                <text:p>REXI SPEC M=1024</text:p>
              </table:table-cell>
              <table:table-cell office:value-type="string">
                <text:p>REXI FD M=1024</text:p>
              </table:table-cell>
              <table:table-cell office:value-type="string">
                <text:p>REXI SPEC M=4096</text:p>
              </table:table-cell>
              <table:table-cell office:value-type="string">
                <text:p>REXI FD M=4096</text:p>
              </table:table-cell>
              <table:table-cell office:value-type="string">
                <text:p>REXI SPEC M=16384</text:p>
              </table:table-cell>
              <table:table-cell office:value-type="string">
                <text:p>REXI FD M=16384</text:p>
              </table:table-cell>
            </table:table-row>
          </table:table-header-rows>
          <table:table-rows>
            <table:table-row>
              <table:table-cell office:value-type="string">
                <text:p>16</text:p>
                <draw:g>
                  <svg:desc>summary_error_n0512.A5:summary_error_n0512.A5</svg:desc>
                </draw:g>
              </table:table-cell>
              <table:table-cell office:value-type="float" office:value="0.151702912427">
                <text:p>0.151702912427</text:p>
                <draw:g>
                  <svg:desc>summary_error_n0512.B5:summary_error_n0512.T5</svg:desc>
                </draw:g>
              </table:table-cell>
              <table:table-cell office:value-type="float" office:value="0.159285819919">
                <text:p>0.159285819919</text:p>
              </table:table-cell>
              <table:table-cell office:value-type="float" office:value="0.000934788296372">
                <text:p>0.000934788296372</text:p>
              </table:table-cell>
              <table:table-cell office:value-type="float" office:value="0.137954176254">
                <text:p>0.137954176254</text:p>
              </table:table-cell>
              <table:table-cell office:value-type="float" office:value="0.137231758547">
                <text:p>0.137231758547</text:p>
              </table:table-cell>
              <table:table-cell office:value-type="float" office:value="0.137954176254">
                <text:p>0.137954176254</text:p>
              </table:table-cell>
              <table:table-cell office:value-type="float" office:value="0.16969829294">
                <text:p>0.16969829294</text:p>
              </table:table-cell>
              <table:table-cell office:value-type="float" office:value="0.137954176254">
                <text:p>0.137954176254</text:p>
              </table:table-cell>
              <table:table-cell office:value-type="float" office:value="0.138050385611">
                <text:p>0.138050385611</text:p>
              </table:table-cell>
              <table:table-cell office:value-type="float" office:value="0.0481813581998">
                <text:p>0.0481813581998</text:p>
              </table:table-cell>
              <table:table-cell office:value-type="float" office:value="0.130117515792">
                <text:p>0.130117515792</text:p>
              </table:table-cell>
              <table:table-cell office:value-type="float" office:value="0.00622050271043">
                <text:p>0.00622050271043</text:p>
              </table:table-cell>
              <table:table-cell office:value-type="float" office:value="0.131973746578">
                <text:p>0.131973746578</text:p>
              </table:table-cell>
              <table:table-cell office:value-type="float" office:value="0.000520888299303">
                <text:p>0.000520888299303</text:p>
              </table:table-cell>
              <table:table-cell office:value-type="float" office:value="0.131594260778">
                <text:p>0.131594260778</text:p>
              </table:table-cell>
              <table:table-cell office:value-type="float" office:value="0.0000287954961438">
                <text:p>0.0000287954961438</text:p>
              </table:table-cell>
              <table:table-cell office:value-type="float" office:value="0.131554929344">
                <text:p>0.131554929344</text:p>
              </table:table-cell>
              <table:table-cell office:value-type="float" office:value="0.000000634158231967">
                <text:p>0.000000634158231967</text:p>
              </table:table-cell>
              <table:table-cell office:value-type="float" office:value="0.131558425507">
                <text:p>0.131558425507</text:p>
              </table:table-cell>
            </table:table-row>
            <table:table-row>
              <table:table-cell office:value-type="string">
                <text:p>32</text:p>
                <draw:g>
                  <svg:desc>summary_error_n0512.A6:summary_error_n0512.A6</svg:desc>
                </draw:g>
              </table:table-cell>
              <table:table-cell office:value-type="float" office:value="0.128692662385">
                <text:p>0.128692662385</text:p>
                <draw:g>
                  <svg:desc>summary_error_n0512.B6:summary_error_n0512.T6</svg:desc>
                </draw:g>
              </table:table-cell>
              <table:table-cell office:value-type="float" office:value="0.111927254981">
                <text:p>0.111927254981</text:p>
              </table:table-cell>
              <table:table-cell office:value-type="float" office:value="0.0000649408505397">
                <text:p>0.0000649408505397</text:p>
              </table:table-cell>
              <table:table-cell office:value-type="float" office:value="0.137956245198">
                <text:p>0.137956245198</text:p>
              </table:table-cell>
              <table:table-cell office:value-type="float" office:value="0.137760829118">
                <text:p>0.137760829118</text:p>
              </table:table-cell>
              <table:table-cell office:value-type="float" office:value="0.137956245198">
                <text:p>0.137956245198</text:p>
              </table:table-cell>
              <table:table-cell office:value-type="float" office:value="0.0596344061955">
                <text:p>0.0596344061955</text:p>
              </table:table-cell>
              <table:table-cell office:value-type="float" office:value="0.137956245198">
                <text:p>0.137956245198</text:p>
              </table:table-cell>
              <table:table-cell office:value-type="float" office:value="0.098245180609">
                <text:p>0.098245180609</text:p>
              </table:table-cell>
              <table:table-cell office:value-type="float" office:value="0.0481756325169">
                <text:p>0.0481756325169</text:p>
              </table:table-cell>
              <table:table-cell office:value-type="float" office:value="0.103790361234">
                <text:p>0.103790361234</text:p>
              </table:table-cell>
              <table:table-cell office:value-type="float" office:value="0.00622403249831">
                <text:p>0.00622403249831</text:p>
              </table:table-cell>
              <table:table-cell office:value-type="float" office:value="0.102668638276">
                <text:p>0.102668638276</text:p>
              </table:table-cell>
              <table:table-cell office:value-type="float" office:value="0.000522412393107">
                <text:p>0.000522412393107</text:p>
              </table:table-cell>
              <table:table-cell office:value-type="float" office:value="0.102890705909">
                <text:p>0.102890705909</text:p>
              </table:table-cell>
              <table:table-cell office:value-type="float" office:value="0.0000287931123637">
                <text:p>0.0000287931123637</text:p>
              </table:table-cell>
              <table:table-cell office:value-type="float" office:value="0.102913483988">
                <text:p>0.102913483988</text:p>
              </table:table-cell>
              <table:table-cell office:value-type="float" office:value="0.000000634105457854">
                <text:p>0.000000634105457854</text:p>
              </table:table-cell>
              <table:table-cell office:value-type="float" office:value="0.102911464725">
                <text:p>0.102911464725</text:p>
              </table:table-cell>
            </table:table-row>
            <table:table-row>
              <table:table-cell office:value-type="string">
                <text:p>64</text:p>
                <draw:g>
                  <svg:desc>summary_error_n0512.A7:summary_error_n0512.A7</svg:desc>
                </draw:g>
              </table:table-cell>
              <table:table-cell office:value-type="float" office:value="0.111015972449">
                <text:p>0.111015972449</text:p>
                <draw:g>
                  <svg:desc>summary_error_n0512.B7:summary_error_n0512.T7</svg:desc>
                </draw:g>
              </table:table-cell>
              <table:table-cell office:value-type="float" office:value="0.0556372483151">
                <text:p>0.0556372483151</text:p>
              </table:table-cell>
              <table:table-cell office:value-type="float" office:value="0.0000147419481771">
                <text:p>0.0000147419481771</text:p>
              </table:table-cell>
              <table:table-cell office:value-type="float" office:value="0.137956797068">
                <text:p>0.137956797068</text:p>
              </table:table-cell>
              <table:table-cell office:value-type="float" office:value="0.137906971833">
                <text:p>0.137906971833</text:p>
              </table:table-cell>
              <table:table-cell office:value-type="float" office:value="0.137956797068">
                <text:p>0.137956797068</text:p>
              </table:table-cell>
              <table:table-cell office:value-type="float" office:value="0.0522526300903">
                <text:p>0.0522526300903</text:p>
              </table:table-cell>
              <table:table-cell office:value-type="float" office:value="0.137956797068">
                <text:p>0.137956797068</text:p>
              </table:table-cell>
              <table:table-cell office:value-type="float" office:value="0.0586355231805">
                <text:p>0.0586355231805</text:p>
              </table:table-cell>
              <table:table-cell office:value-type="float" office:value="0.0481742046104">
                <text:p>0.0481742046104</text:p>
              </table:table-cell>
              <table:table-cell office:value-type="float" office:value="0.0538490310771">
                <text:p>0.0538490310771</text:p>
              </table:table-cell>
              <table:table-cell office:value-type="float" office:value="0.00622492692353">
                <text:p>0.00622492692353</text:p>
              </table:table-cell>
              <table:table-cell office:value-type="float" office:value="0.0547792031458">
                <text:p>0.0547792031458</text:p>
              </table:table-cell>
              <table:table-cell office:value-type="float" office:value="0.000523397226515">
                <text:p>0.000523397226515</text:p>
              </table:table-cell>
              <table:table-cell office:value-type="float" office:value="0.0545919801228">
                <text:p>0.0545919801228</text:p>
              </table:table-cell>
              <table:table-cell office:value-type="float" office:value="0.0000288835006913">
                <text:p>0.0000288835006913</text:p>
              </table:table-cell>
              <table:table-cell office:value-type="float" office:value="0.0545727437692">
                <text:p>0.0545727437692</text:p>
              </table:table-cell>
              <table:table-cell office:value-type="float" office:value="0.000000634092777202">
                <text:p>0.000000634092777202</text:p>
              </table:table-cell>
              <table:table-cell office:value-type="float" office:value="0.0545744502307">
                <text:p>0.0545744502307</text:p>
              </table:table-cell>
            </table:table-row>
            <table:table-row>
              <table:table-cell office:value-type="string">
                <text:p>128</text:p>
                <draw:g>
                  <svg:desc>summary_error_n0512.A8:summary_error_n0512.A8</svg:desc>
                </draw:g>
              </table:table-cell>
              <table:table-cell office:value-type="float" office:value="0.0543488132934">
                <text:p>0.0543488132934</text:p>
                <draw:g>
                  <svg:desc>summary_error_n0512.B8:summary_error_n0512.T8</svg:desc>
                </draw:g>
              </table:table-cell>
              <table:table-cell office:value-type="float" office:value="0.0166893452136">
                <text:p>0.0166893452136</text:p>
              </table:table-cell>
              <table:table-cell office:value-type="float" office:value="0.00000725690047464">
                <text:p>0.00000725690047464</text:p>
              </table:table-cell>
              <table:table-cell office:value-type="float" office:value="0.137956937339">
                <text:p>0.137956937339</text:p>
              </table:table-cell>
              <table:table-cell office:value-type="float" office:value="0.137944410036">
                <text:p>0.137944410036</text:p>
              </table:table-cell>
              <table:table-cell office:value-type="float" office:value="0.137956937339">
                <text:p>0.137956937339</text:p>
              </table:table-cell>
              <table:table-cell office:value-type="float" office:value="0.0495922298123">
                <text:p>0.0495922298123</text:p>
              </table:table-cell>
              <table:table-cell office:value-type="float" office:value="0.137956937339">
                <text:p>0.137956937339</text:p>
              </table:table-cell>
              <table:table-cell office:value-type="float" office:value="0.0334405819308">
                <text:p>0.0334405819308</text:p>
              </table:table-cell>
              <table:table-cell office:value-type="float" office:value="0.0481738486142">
                <text:p>0.0481738486142</text:p>
              </table:table-cell>
              <table:table-cell office:value-type="float" office:value="0.0157149890265">
                <text:p>0.0157149890265</text:p>
              </table:table-cell>
              <table:table-cell office:value-type="float" office:value="0.00622515214764">
                <text:p>0.00622515214764</text:p>
              </table:table-cell>
              <table:table-cell office:value-type="float" office:value="0.0165923491669">
                <text:p>0.0165923491669</text:p>
              </table:table-cell>
              <table:table-cell office:value-type="float" office:value="0.000523700274732">
                <text:p>0.000523700274732</text:p>
              </table:table-cell>
              <table:table-cell office:value-type="float" office:value="0.0164068190813">
                <text:p>0.0164068190813</text:p>
              </table:table-cell>
              <table:table-cell office:value-type="float" office:value="0.0000296625247271">
                <text:p>0.0000296625247271</text:p>
              </table:table-cell>
              <table:table-cell office:value-type="float" office:value="0.0163880089379">
                <text:p>0.0163880089379</text:p>
              </table:table-cell>
              <table:table-cell office:value-type="float" office:value="0.000000634090009292">
                <text:p>0.000000634090009292</text:p>
              </table:table-cell>
              <table:table-cell office:value-type="float" office:value="0.0163896756208">
                <text:p>0.0163896756208</text:p>
              </table:table-cell>
            </table:table-row>
            <table:table-row>
              <table:table-cell office:value-type="string">
                <text:p>256</text:p>
                <draw:g>
                  <svg:desc>summary_error_n0512.A9:summary_error_n0512.A9</svg:desc>
                </draw:g>
              </table:table-cell>
              <table:table-cell office:value-type="float" office:value="0.0163107627002">
                <text:p>0.0163107627002</text:p>
                <draw:g>
                  <svg:desc>summary_error_n0512.B9:summary_error_n0512.T9</svg:desc>
                </draw:g>
              </table:table-cell>
              <table:table-cell office:value-type="float" office:value="0.00428044679277">
                <text:p>0.00428044679277</text:p>
              </table:table-cell>
              <table:table-cell office:value-type="float" office:value="0.00000355565426267">
                <text:p>0.00000355565426267</text:p>
              </table:table-cell>
              <table:table-cell office:value-type="float" office:value="0.137956972557">
                <text:p>0.137956972557</text:p>
              </table:table-cell>
              <table:table-cell office:value-type="float" office:value="0.137953826541">
                <text:p>0.137953826541</text:p>
              </table:table-cell>
              <table:table-cell office:value-type="float" office:value="0.137956972557">
                <text:p>0.137956972557</text:p>
              </table:table-cell>
              <table:table-cell office:value-type="float" office:value="0.0490318983417">
                <text:p>0.0490318983417</text:p>
              </table:table-cell>
              <table:table-cell office:value-type="float" office:value="0.137956972557">
                <text:p>0.137956972557</text:p>
              </table:table-cell>
              <table:table-cell office:value-type="float" office:value="0.0192906789712">
                <text:p>0.0192906789712</text:p>
              </table:table-cell>
              <table:table-cell office:value-type="float" office:value="0.048173759698">
                <text:p>0.048173759698</text:p>
              </table:table-cell>
              <table:table-cell office:value-type="float" office:value="0.00370307429149">
                <text:p>0.00370307429149</text:p>
              </table:table-cell>
              <table:table-cell office:value-type="float" office:value="0.00622520864308">
                <text:p>0.00622520864308</text:p>
              </table:table-cell>
              <table:table-cell office:value-type="float" office:value="0.00441923198902">
                <text:p>0.00441923198902</text:p>
              </table:table-cell>
              <table:table-cell office:value-type="float" office:value="0.000523780754762">
                <text:p>0.000523780754762</text:p>
              </table:table-cell>
              <table:table-cell office:value-type="float" office:value="0.00423388437507">
                <text:p>0.00423388437507</text:p>
              </table:table-cell>
              <table:table-cell office:value-type="float" office:value="0.0000300381674254">
                <text:p>0.0000300381674254</text:p>
              </table:table-cell>
              <table:table-cell office:value-type="float" office:value="0.00421583087154">
                <text:p>0.00421583087154</text:p>
              </table:table-cell>
              <table:table-cell office:value-type="float" office:value="0.000000673617399787">
                <text:p>0.000000673617399787</text:p>
              </table:table-cell>
              <table:table-cell office:value-type="float" office:value="0.00421742513242">
                <text:p>0.00421742513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</office:styles>
</office:document-styles>
</file>